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ushing on git</text:p>
      <text:p text:style-name="Standard">its me maseera a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22:12:38</meta:creation-date>
    <dc:date>2014-12-15T22:27:46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" meta:word-count="7" meta:character-count="33" meta:non-whitespace-character-count="28"/>
  </office:meta>
</office:document-meta>
</file>